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1.113cm" table:align="left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7.223cm"/>
    </style:style>
    <style:style style:name="Table2.C" style:family="table-column">
      <style:table-column-properties style:column-width="2.3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1" style:family="table">
      <style:table-properties style:width="11.113cm" table:align="left"/>
    </style:style>
    <style:style style:name="Table1.A" style:family="table-column">
      <style:table-column-properties style:column-width="7.091cm"/>
    </style:style>
    <style:style style:name="Table1.B" style:family="table-column">
      <style:table-column-properties style:column-width="2.302cm"/>
    </style:style>
    <style:style style:name="Table1.C" style:family="table-column">
      <style:table-column-properties style:column-width="1.72cm"/>
    </style:style>
    <style:style style:name="Table1.A1" style:family="table-cell">
      <style:table-cell-properties fo:padding="0.097cm" fo:border-left="none" fo:border-right="none" fo:border-top="0.05pt solid #000000" fo:border-bottom="none"/>
    </style:style>
    <style:style style:name="Table1.B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0c956d"/>
    </style:style>
    <style:style style:name="P2" style:family="paragraph" style:parent-style-name="Standard">
      <style:paragraph-properties fo:text-align="justify" style:justify-single-word="false"/>
      <style:text-properties officeooo:paragraph-rsid="000c956d"/>
    </style:style>
    <style:style style:name="P3" style:family="paragraph" style:parent-style-name="Standard">
      <style:paragraph-properties fo:text-align="justify" style:justify-single-word="false"/>
      <style:text-properties officeooo:rsid="001c2ac2" officeooo:paragraph-rsid="001c2ac2"/>
    </style:style>
    <style:style style:name="P4" style:family="paragraph" style:parent-style-name="Table_20_Contents">
      <style:paragraph-properties fo:text-align="justify" style:justify-single-word="false"/>
      <style:text-properties officeooo:paragraph-rsid="00191023"/>
    </style:style>
    <style:style style:name="P5" style:family="paragraph" style:parent-style-name="Table_20_Contents">
      <style:paragraph-properties fo:text-align="justify" style:justify-single-word="false"/>
      <style:text-properties officeooo:paragraph-rsid="001af975"/>
    </style:style>
    <style:style style:name="P6" style:family="paragraph" style:parent-style-name="Table_20_Contents">
      <style:paragraph-properties fo:text-align="justify" style:justify-single-word="false"/>
      <style:text-properties officeooo:rsid="00191023" officeooo:paragraph-rsid="00191023"/>
    </style:style>
    <style:style style:name="P7" style:family="paragraph" style:parent-style-name="Table_20_Contents">
      <style:paragraph-properties fo:text-align="justify" style:justify-single-word="false"/>
      <style:text-properties officeooo:rsid="00191023" officeooo:paragraph-rsid="001af975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91023" officeooo:paragraph-rsid="0019102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c2ac2" officeooo:paragraph-rsid="001c2ac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weight="bold" officeooo:rsid="001c2ac2" officeooo:paragraph-rsid="001c2ac2" style:font-weight-asian="bold" style:font-weight-complex="bold"/>
    </style:style>
    <style:style style:name="T1" style:family="text">
      <style:text-properties style:font-name="Calibri" fo:font-size="12pt" fo:language="es" fo:country="EC" style:font-size-asian="12pt" style:font-name-complex="Calibri" style:font-size-complex="12pt"/>
    </style:style>
    <style:style style:name="T2" style:family="text">
      <style:text-properties style:font-name="Calibri" fo:font-size="12pt" fo:language="es" fo:country="EC" officeooo:rsid="000c956d" style:font-size-asian="12pt" style:font-name-complex="Calibri" style:font-size-complex="12pt"/>
    </style:style>
    <style:style style:name="T3" style:family="text">
      <style:text-properties style:font-name="Calibri" fo:font-size="12pt" fo:language="es" fo:country="EC" fo:font-weight="bold" style:font-size-asian="12pt" style:font-weight-asian="bold" style:font-name-complex="Calibri" style:font-size-complex="12pt" style:font-weight-complex="bold"/>
    </style:style>
    <style:style style:name="T4" style:family="text">
      <style:text-properties style:font-name="Calibri" fo:font-size="12pt" fo:language="es" fo:country="EC" fo:font-weight="bold" officeooo:rsid="000c956d" style:font-size-asian="12pt" style:font-weight-asian="bold" style:font-name-complex="Calibri" style:font-size-complex="12pt" style:font-weight-complex="bold"/>
    </style:style>
    <style:style style:name="T5" style:family="text">
      <style:text-properties style:font-name="Calibri" fo:font-size="12pt" fo:language="es" fo:country="EC" fo:font-weight="normal" style:font-size-asian="12pt" style:font-weight-asian="normal" style:font-name-complex="Calibri" style:font-size-complex="12pt" style:font-weight-complex="normal"/>
    </style:style>
    <style:style style:name="T6" style:family="text">
      <style:text-properties officeooo:rsid="001af97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f975" style:font-weight-asian="bold" style:font-weight-complex="bold"/>
    </style:style>
    <style:style style:name="T9" style:family="text">
      <style:text-properties fo:font-size="12pt" fo:language="es" fo:country="EC" style:font-size-asian="12pt" style:font-name-complex="Calibri" style:font-size-complex="12pt"/>
    </style:style>
    <style:style style:name="T10" style:family="text">
      <style:text-properties fo:font-size="12pt" fo:language="es" fo:country="EC" officeooo:rsid="000c956d" style:font-size-asian="12pt" style:font-name-complex="Calibri" style:font-size-complex="12pt"/>
    </style:style>
    <style:style style:name="T11" style:family="text">
      <style:text-properties fo:font-size="12pt" fo:language="es" fo:country="EC" fo:font-weight="bold" style:font-size-asian="12pt" style:font-weight-asian="bold" style:font-name-complex="Calibri" style:font-size-complex="12pt" style:font-weight-complex="bold"/>
    </style:style>
    <style:style style:name="T12" style:family="text">
      <style:text-properties fo:font-size="12pt" fo:language="es" fo:country="EC" fo:font-weight="bold" officeooo:rsid="000c956d" style:font-size-asian="12pt" style:font-weight-asian="bold" style:font-name-complex="Calibri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objects"&gt;</text:placeholder></text:p>
      <text:p text:style-name="P1"><text:span text:style-name="T1">En la ciudad de </text:span><text:span text:style-name="T2">Quito</text:span><text:span text:style-name="T1"> </text:span><text:span text:style-name="T3"><text:placeholder text:placeholder-type="text">&lt;divide_date(o.date)&gt;</text:placeholder></text:span><text:span text:style-name="T4"> </text:span><text:span text:style-name="T1">se suscribe la presente Acta de </text:span><text:span text:style-name="T2">entrega recepción</text:span><text:span text:style-name="T1">, por una parte: </text:span><text:span text:style-name="T4"><text:placeholder text:placeholder-type="text">&lt;o.assig_employ_id.name&gt;</text:placeholder></text:span><text:span text:style-name="T1"> en su calidad de </text:span><text:span text:style-name="T3"><text:placeholder text:placeholder-type="text">&lt;o.assig_employ_id.job_id.name&gt;</text:placeholder></text:span><text:span text:style-name="T1"> </text:span><text:span text:style-name="T2">del Instituto de <text:s/>Altos <text:s/>Estudios Nacionales, que en lo referente a esta acta es la persona que recibe y es responsable de los items entregados,</text:span><text:span text:style-name="T1"> y por otra parte </text:span><text:span text:style-name="T3"><text:placeholder text:placeholder-type="text">&lt;o.deliv_employ_id.name&gt;</text:placeholder></text:span><text:span text:style-name="T5">,</text:span><text:span text:style-name="T1"> en calidad de </text:span><text:span text:style-name="T4"><text:placeholder text:placeholder-type="text">&lt;o.deliv_employ_id.job_id.name&gt;</text:placeholder></text:span><text:span text:style-name="T1"> </text:span><text:span text:style-name="T2">del Instituto de <text:s/>Altos <text:s/>Estudios Nacionales</text:span><text:span text:style-name="T1">, </text:span><text:span text:style-name="T2">que constituye la parte que Entrega</text:span><text:span text:style-name="T1"> </text:span><text:span text:style-name="T2">los bienes; </text:span><text:span text:style-name="T1">quienes libre y voluntariamente suscriben la presente Acta de </text:span><text:span text:style-name="T2">Entrega Recepción</text:span><text:span text:style-name="T1"> </text:span><text:span text:style-name="T2">de los siguientes items: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CANT.</text:p>
          </table:table-cell>
          <table:table-cell table:style-name="Table2.A1" office:value-type="string">
            <text:p text:style-name="P8">ITEMS</text:p>
          </table:table-cell>
          <table:table-cell table:style-name="Table2.C1" office:value-type="string">
            <text:p text:style-name="P8">OBSERVACIONES</text:p>
          </table:table-cell>
        </table:table-row>
        <table:table-row>
          <table:table-cell table:style-name="Table2.A2" table:number-columns-spanned="3" office:value-type="string">
            <text:p text:style-name="P4"><text:placeholder text:placeholder-type="text">&lt;for each="det in o.detail_assignment_ids"&gt;</text:placeholder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6"><text:placeholder text:placeholder-type="text">&lt;det.quantity&gt;</text:placeholder></text:p>
          </table:table-cell>
          <table:table-cell table:style-name="Table2.A3" office:value-type="string">
            <text:p text:style-name="P5"><text:placeholder text:placeholder-type="text">&lt;det.cod_item_id.name&gt;</text:placeholder></text:p>
            <text:p text:style-name="P5"><text:span text:style-name="T8">Cod. IAEN:</text:span><text:span text:style-name="T6"> </text:span><text:placeholder text:placeholder-type="text">&lt;det.cod_item_id.code&gt;</text:placeholder></text:p>
            <text:p text:style-name="P6"><text:span text:style-name="T7">Num. Serie:</text:span> <text:placeholder text:placeholder-type="text">&lt;det.serial_number&gt;</text:placeholder></text:p>
            <text:p text:style-name="P6"><text:span text:style-name="T7">Marca:</text:span> <text:placeholder text:placeholder-type="text">&lt;det.brand&gt;</text:placeholder></text:p>
            <text:p text:style-name="P6"><text:span text:style-name="T7">Modelo:</text:span> <text:placeholder text:placeholder-type="text">&lt;det.model&gt;</text:placeholder></text:p>
            <text:p text:style-name="P6"><text:span text:style-name="T7">Estado:</text:span> <text:placeholder text:placeholder-type="text">&lt;det.state&gt;</text:placeholder></text:p>
          </table:table-cell>
          <table:table-cell table:style-name="Table2.A2" office:value-type="string">
            <text:p text:style-name="P7"><text:span text:style-name="T7">Edificio:</text:span> <text:placeholder text:placeholder-type="text">&lt;det.location_id.name&gt;</text:placeholder> - <text:placeholder text:placeholder-type="text">&lt;det.floor&gt;</text:placeholder> </text:p>
            <text:p text:style-name="P7"><text:span text:style-name="T7">Ciudad:</text:span> <text:placeholder text:placeholder-type="text">&lt;det.city_id.name&gt;</text:placeholder></text:p>
            <text:p text:style-name="P6"/>
          </table:table-cell>
        </table:table-row>
        <table:table-row>
          <table:table-cell table:style-name="Table2.A2" table:number-columns-spanned="3" office:value-type="string">
            <text:p text:style-name="P4"><text:placeholder text:placeholder-type="text">&lt;/for&gt;</text:placeholder></text:p>
          </table:table-cell>
          <table:covered-table-cell/>
          <table:covered-table-cell/>
        </table:table-row>
      </table:table>
      <text:p text:style-name="P1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<text:span text:style-name="T9">Recibe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9">Entrega</text:p>
          </table:table-cell>
        </table:table-row>
        <table:table-row>
          <table:table-cell table:style-name="Table1.B1" office:value-type="string">
            <text:p text:style-name="P10"><text:span text:style-name="T10"><text:placeholder text:placeholder-type="text">&lt;o.assig_employ_id.name&gt;</text:placeholder></text:span></text:p>
          </table:table-cell>
          <table:table-cell table:style-name="Table1.B1" office:value-type="string">
            <text:p text:style-name="P10"/>
          </table:table-cell>
          <table:table-cell table:style-name="Table1.B1" office:value-type="string">
            <text:p text:style-name="P10"><text:span text:style-name="T9"><text:placeholder text:placeholder-type="text">&lt;o.deliv_employ_id.name&gt;</text:placeholder></text:span></text:p>
          </table:table-cell>
        </table:table-row>
        <table:table-row>
          <table:table-cell table:style-name="Table1.B1" office:value-type="string">
            <text:p text:style-name="P10"><text:span text:style-name="T9"><text:placeholder text:placeholder-type="text">&lt;o.assig_employ_id.job_id.name&gt;</text:placeholder></text:span></text:p>
          </table:table-cell>
          <table:table-cell table:style-name="Table1.B1" office:value-type="string">
            <text:p text:style-name="P10"/>
          </table:table-cell>
          <table:table-cell table:style-name="Table1.B1" office:value-type="string">
            <text:p text:style-name="P10"><text:span text:style-name="T10"><text:placeholder text:placeholder-type="text">&lt;o.deliv_employ_id.job_id.name&gt;</text:placeholder></text:span></text:p>
          </table:table-cell>
        </table:table-row>
      </table:table>
      <text:p text:style-name="P3"/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Pacheco</meta:initial-creator>
    <meta:creation-date>2014-07-09T15:17:31.265139128</meta:creation-date>
    <dc:date>2014-07-09T20:51:06.622455982</dc:date>
    <dc:creator>Xavier Pacheco</dc:creator>
    <meta:editing-duration>PT3H30M28S</meta:editing-duration>
    <meta:editing-cycles>11</meta:editing-cycles>
    <meta:generator>LibreOffice/4.2.5.2$Linux_X86_64 LibreOffice_project/420m0$Build-2</meta:generator>
    <meta:document-statistic meta:table-count="2" meta:image-count="0" meta:object-count="0" meta:page-count="1" meta:paragraph-count="23" meta:word-count="125" meta:character-count="1071" meta:non-whitespace-character-count="964"/>
  </office:meta>
</office:document-meta>
</file>